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IndexInpu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bIndexInput.readBy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bIndexInput.DbIndexInput( DbDirectory directory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bIndexInpu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bIndexInpu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IndexInput.seek( long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bIndexInpu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IndexInput.readBytes( byte [ ] b , int offset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